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0ea3"/>
    </style:style>
    <style:style style:name="P2" style:family="paragraph" style:parent-style-name="Standard">
      <style:text-properties officeooo:rsid="00160ea3" officeooo:paragraph-rsid="00160ea3"/>
    </style:style>
    <style:style style:name="P3" style:family="paragraph" style:parent-style-name="Standard">
      <style:text-properties officeooo:rsid="00160ea3" officeooo:paragraph-rsid="001b1345"/>
    </style:style>
    <style:style style:name="P4" style:family="paragraph" style:parent-style-name="Standard">
      <style:text-properties officeooo:rsid="00160ea3" officeooo:paragraph-rsid="0021627d"/>
    </style:style>
    <style:style style:name="P5" style:family="paragraph" style:parent-style-name="Standard">
      <style:text-properties officeooo:rsid="00177718" officeooo:paragraph-rsid="00177718"/>
    </style:style>
    <style:style style:name="P6" style:family="paragraph" style:parent-style-name="Standard">
      <style:text-properties officeooo:rsid="0018283b" officeooo:paragraph-rsid="00191de9"/>
    </style:style>
    <style:style style:name="P7" style:family="paragraph" style:parent-style-name="Standard">
      <style:text-properties officeooo:rsid="0018283b" officeooo:paragraph-rsid="001b1345"/>
    </style:style>
    <style:style style:name="P8" style:family="paragraph" style:parent-style-name="Standard">
      <style:text-properties officeooo:rsid="00191de9" officeooo:paragraph-rsid="001b1345"/>
    </style:style>
    <style:style style:name="P9" style:family="paragraph" style:parent-style-name="Standard">
      <style:text-properties officeooo:rsid="001b1345" officeooo:paragraph-rsid="001b1345"/>
    </style:style>
    <style:style style:name="P10" style:family="paragraph" style:parent-style-name="Standard">
      <style:text-properties officeooo:rsid="001b1345" officeooo:paragraph-rsid="0021ed78"/>
    </style:style>
    <style:style style:name="P11" style:family="paragraph" style:parent-style-name="Standard">
      <style:text-properties officeooo:rsid="001c459c" officeooo:paragraph-rsid="001c459c"/>
    </style:style>
    <style:style style:name="P12" style:family="paragraph" style:parent-style-name="Standard">
      <style:text-properties officeooo:rsid="0021627d" officeooo:paragraph-rsid="0021627d"/>
    </style:style>
    <style:style style:name="P13" style:family="paragraph" style:parent-style-name="Standard">
      <style:text-properties officeooo:rsid="0021ed78" officeooo:paragraph-rsid="0021ed78"/>
    </style:style>
    <style:style style:name="P14" style:family="paragraph" style:parent-style-name="Standard">
      <style:text-properties officeooo:rsid="002288d8" officeooo:paragraph-rsid="002288d8"/>
    </style:style>
    <style:style style:name="T1" style:family="text">
      <style:text-properties officeooo:rsid="00177718"/>
    </style:style>
    <style:style style:name="T2" style:family="text">
      <style:text-properties officeooo:rsid="00191de9"/>
    </style:style>
    <style:style style:name="T3" style:family="text">
      <style:text-properties officeooo:rsid="001b1345"/>
    </style:style>
    <style:style style:name="T4" style:family="text">
      <style:text-properties officeooo:rsid="001c459c"/>
    </style:style>
    <style:style style:name="T5" style:family="text">
      <style:text-properties officeooo:rsid="0021627d"/>
    </style:style>
    <style:style style:name="T6" style:family="text">
      <style:text-properties officeooo:rsid="0021e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2"/>
      <text:p text:style-name="P2">concevoir un pneu sans chambre à air pour les fauteuils roulant manuels <text:span text:style-name="T5">(pas pour les électriques) </text:span>pour la vie quotidienne <text:span text:style-name="T5">(pas pour le sport, ou le tout terrain)</text:span></text:p>
      <text:p text:style-name="P2"/>
      <text:p text:style-name="P2">matériel nécessaire</text:p>
      <text:p text:style-name="P2">- imprimante 3D grande taille, multi-matériaux (caoutchouc, métaux, autres) <text:span text:style-name="T5">pour tester different design</text:span></text:p>
      <text:p text:style-name="P2"/>
      <text:p text:style-name="P2">contrainte technique</text:p>
      <text:p text:style-name="P2">- pneu de 24 ou 26 pouces</text:p>
      <text:p text:style-name="P2">- <text:span text:style-name="T5">très</text:span> <text:span text:style-name="T5">léger</text:span> (moins de Xkg / roue)</text:p>
      <text:p text:style-name="P2">- resistant aux crevaisons (mais pas forcement a l'usure)</text:p>
      <text:p text:style-name="P2"/>
      <text:p text:style-name="P1">Financeurs potentiels</text:p>
      <text:p text:style-name="P4">- fondation michelin, <text:span text:style-name="T5">dans le cadre de l'action de la fondation :</text:span></text:p>
      <text:p text:style-name="P4"><text:span text:style-name="T5">soutien d’actions ou d’organismes d’intérêt général, en particulier dans les domaines de la mobilité durable, et de la santé, de la protection de l’environnement, visant notamment à favoriser le partage de l’expérience, l’échange et la solidarité, l’aide aux personnes en situation de détresse.</text:span></text:p>
      <text:p text:style-name="P1"/>
      <text:p text:style-name="P13">Partenaires </text:p>
      <text:p text:style-name="P13">- LimouziLab – fablab limoges – Clément Chadeyron (initiateur / demandeur)</text:p>
      <text:p text:style-name="P13">- AcoLab – fablab clermont ferrand</text:p>
      <text:p text:style-name="P13">- Michelin – R&amp;D / Living Lab</text:p>
      <text:p text:style-name="P1"/>
      <text:p text:style-name="P2"><text:span text:style-name="T1">A</text:span>nalyse de l'existant pour les fauteuils roulant </text:p>
      <text:p text:style-name="P2">aujourd'hui, le pneu le plus commun pour la vie de tout les jours est le marathon plus de schwalbe</text:p>
      <text:p text:style-name="P5"/>
      <text:p text:style-name="P5">Données constructeur :</text:p>
      <text:p text:style-name="P5">http://www.schwalbe.com/fr/wheelchair-reader/marathon-plus.html</text:p>
      <text:p text:style-name="P5">Dimensions 25-540 (24 x 1.00), Utilisation SmartGuard, Mélange de gomme Black'Roll, Couleur Black </text:p>
      <text:p text:style-name="P12">POID : 500g</text:p>
      <text:p text:style-name="P1"/>
      <text:p text:style-name="P2"><text:span text:style-name="T1">A</text:span>nalyse de l'existant <text:span text:style-name="T5">(pneux sans air) </text:span>dans l'industrie auto / moto / vélo</text:p>
      <text:p text:style-name="P2"/>
      <text:p text:style-name="P9">pour vélo</text:p>
      <text:p text:style-name="P7">- <text:span text:style-name="T5">Chet Baigh - </text:span>Shock Wheels.<text:span text:style-name="T5">com</text:span> - <text:span text:style-name="T5">2013</text:span></text:p>
      <text:p text:style-name="P7"><text:a xlink:type="simple" xlink:href="http://www.airfreetires.com/shock-wheels-ae/">http://www.airfreetires.com/shock-wheels-ae/</text:a></text:p>
      <text:p text:style-name="P7">- <text:span text:style-name="T2">Britek - </text:span>ERW</text:p>
      <text:p text:style-name="P7"><text:a xlink:type="simple" xlink:href="http://www.energyreturnwheel.com/">http://www.energyreturnwheel.com/</text:a></text:p>
      <text:p text:style-name="P7">- <text:span text:style-name="T2">Markus K. </text:span></text:p>
      <text:p text:style-name="P8"><text:a xlink:type="simple" xlink:href="http://design-produit.net/wp-content/uploads/2012/11/Fahrrad.jpg">http://design-produit.net/wp-content/uploads/2012/11/Fahrrad.jpg</text:a></text:p>
      <text:p text:style-name="P8">- <text:span text:style-name="T4">Sam Pearce - 2013</text:span></text:p>
      <text:p text:style-name="P11"><text:a xlink:type="simple" xlink:href="https://www.youtube.com/watch?v=PPKY1pFyqu8">https://www.youtube.com/watch?v=PPKY1pFyqu8</text:a></text:p>
      <text:p text:style-name="P11"/>
      <text:p text:style-name="P9">pour voiture</text:p>
      <text:p text:style-name="P8">- J. V. Martin – 1938 -</text:p>
      <text:p text:style-name="P8"><text:a xlink:type="simple" xlink:href="http://design-produit.net/wp-content/uploads/2012/11/1938-1024x323.jpg">http://design-produit.net/wp-content/uploads/2012/11/1938-1024x323.jpg</text:a></text:p>
      <text:p text:style-name="P8"><text:a xlink:type="simple" xlink:href="http://design-produit.net/portfolio/pneus-sans-air/">http://design-produit.net/portfolio/pneus-sans-air/</text:a></text:p>
      <text:p text:style-name="P3">- Michelin Tweel</text:p>
      <text:p text:style-name="P3">- <text:span text:style-name="T1">Bridgestone Airless Tire</text:span></text:p>
      <text:p text:style-name="P7"><text:soft-page-break/><text:a xlink:type="simple" xlink:href="http://classiccars.science/bridgestone/bridgestone-airless-tire.html">http://classiccars.science/bridgestone/bridgestone-airless-tire.html</text:a></text:p>
      <text:p text:style-name="P9"><text:a xlink:type="simple" xlink:href="http://www.journaldemontreal.com/2015/03/16/un-pneu-sans-air">http://www.journaldemontreal.com/2015/03/16/un-pneu-sans-air</text:a> </text:p>
      <text:p text:style-name="P7">- <text:span text:style-name="T3">HANKOOK i-Flex</text:span></text:p>
      <text:p text:style-name="P9"><text:a xlink:type="simple" xlink:href="http://blog.allopneus.com/2013/11/nouvelle-technologie-hankook-le-i-flex/">http://blog.allopneus.com/2013/11/nouvelle-technologie-hankook-le-i-flex/</text:a> </text:p>
      <text:p text:style-name="P8"/>
      <text:p text:style-name="P9">pour camions : </text:p>
      <text:p text:style-name="P6">- <text:span text:style-name="T2">Resilients Technologies LLC – pour l'armée américaine, pour humer</text:span></text:p>
      <text:p text:style-name="P9"><text:a xlink:type="simple" xlink:href="https://www.youtube.com/watch?v=IZ2Vcz6AgVM">https://www.youtube.com/watch?v=IZ2Vcz6AgVM</text:a></text:p>
      <text:p text:style-name="P9"/>
      <text:p text:style-name="P10"><text:span text:style-name="T6">Design / prototype à tester : </text:span></text:p>
      <text:p text:style-name="P13"><text:a xlink:type="simple" xlink:href="http://www.thingiverse.com/search?q=airless+tire&amp;sa">http://www.thingiverse.com/search?q=airless+tire&amp;sa</text:a>=</text:p>
      <text:p text:style-name="P13">(sauf les design avec centre désaxés)</text:p>
      <text:p text:style-name="P13">idées : </text:p>
      <text:p text:style-name="P13">- soit faire un pneu qui s'adapte sur les gente actuelle</text:p>
      <text:p text:style-name="P13">- soit faire un pneu avec gente incluse</text:p>
      <text:p text:style-name="P13"/>
      <text:p text:style-name="P13">les differents axes de démontage rapide des roues sont listées ici, par marque, et modele : </text:p>
      <text:p text:style-name="P13"><text:a xlink:type="simple" xlink:href="http://www.sportaid.com/large-button-quick-release-axles.html">http://www.sportaid.com/large-button-quick-release-axles.html</text:a></text:p>
      <text:p text:style-name="P13"/>
      <text:p text:style-name="P14">Dépot de brevets :</text:p>
      <text:p text:style-name="P14">toute les recherches qui seront effectuées devront etre diffusées en accord avec la licence libre AGPLv3, et ne fera pas l'objet de dépôt de brevet. </text:p>
      <text:p text:style-name="P14"/>
      <text:p text:style-name="P14">Commercialisation des resultats de ce projet</text:p>
      <text:p text:style-name="P14">la commercialisation des resultats de ce projet est le but initial de la recherche. Afin d'apporter l'acces à tous a cette technologie, et non juste au stade de prototy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32:42.975148000</meta:creation-date>
    <dc:date>2015-04-13T17:41:02.119999000</dc:date>
    <meta:editing-duration>PT2H52M55S</meta:editing-duration>
    <meta:editing-cycles>6</meta:editing-cycles>
    <meta:generator>LibreOffice/4.2.4.2$MacOSX_x86 LibreOffice_project/63150712c6d317d27ce2db16eb94c2f3d7b699f8</meta:generator>
    <meta:document-statistic meta:table-count="0" meta:image-count="0" meta:object-count="0" meta:page-count="2" meta:paragraph-count="56" meta:word-count="386" meta:character-count="2959" meta:non-whitespace-character-count="2611"/>
  </office:meta>
</office:document-meta>
</file>